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1014"/>
        </table:table-row>
        <table:table-row table:style-name="ro1" table:number-rows-repeated="2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39])" office:value-type="float" office:value="4469.59" calcext:value-type="float">
            <text:p>4469.59</text:p>
          </table:table-cell>
          <table:table-cell table:style-name="ce28" table:formula="of:=SUM([.C2:.C239])" office:value-type="float" office:value="983.17235116832" calcext:value-type="float">
            <text:p>983.17</text:p>
          </table:table-cell>
          <table:table-cell table:style-name="ce28" table:formula="of:=SUM([.D2:.D239])" office:value-type="float" office:value="61509.8" calcext:value-type="float">
            <text:p>61509.80</text:p>
          </table:table-cell>
          <table:table-cell table:style-name="ce32" table:formula="of:=[.D240]/[.C240]" office:value-type="float" office:value="62.5625811455203" calcext:value-type="float">
            <text:p>62.56</text:p>
          </table:table-cell>
          <table:table-cell table:style-name="ce36"/>
          <table:table-cell table:style-name="ce40"/>
          <table:table-cell table:style-name="ce28" table:formula="of:=SUM([.H2:.H239])" office:value-type="float" office:value="5335.97759" calcext:value-type="float">
            <text:p>5335.98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5:11:54.76451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Mark Gadsby</meta:initial-creator>
    <meta:creation-date>2013-03-08T01:41:14Z</meta:creation-date>
    <dc:date>2019-10-12T15:13:24.631315750</dc:date>
    <meta:editing-cycles>234</meta:editing-cycles>
    <meta:editing-duration>PT9H50M49S</meta:editing-duration>
    <meta:document-statistic meta:table-count="1" meta:cell-count="2335" meta:object-count="0"/>
  </office:meta>
</office:document-meta>
</file>